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ba4" officeooo:paragraph-rsid="0014aba4"/>
    </style:style>
    <style:style style:name="P2" style:family="paragraph" style:parent-style-name="Standard">
      <style:text-properties officeooo:rsid="0014aba4" officeooo:paragraph-rsid="001ae449"/>
    </style:style>
    <style:style style:name="P3" style:family="paragraph" style:parent-style-name="Standard">
      <style:text-properties officeooo:rsid="001655ab" officeooo:paragraph-rsid="001655ab"/>
    </style:style>
    <style:style style:name="P4" style:family="paragraph" style:parent-style-name="Standard">
      <style:text-properties officeooo:rsid="0019053d" officeooo:paragraph-rsid="001ae449"/>
    </style:style>
    <style:style style:name="P5" style:family="paragraph" style:parent-style-name="Standard">
      <style:text-properties officeooo:rsid="0014aba4" officeooo:paragraph-rsid="001ae449"/>
    </style:style>
    <style:style style:name="P6" style:family="paragraph" style:parent-style-name="Standard">
      <style:text-properties officeooo:rsid="0014aba4" officeooo:paragraph-rsid="001ef3c3"/>
    </style:style>
    <style:style style:name="P7" style:family="paragraph" style:parent-style-name="Standard">
      <style:text-properties officeooo:rsid="001cfdad" officeooo:paragraph-rsid="001cfdad"/>
    </style:style>
    <style:style style:name="P8" style:family="paragraph" style:parent-style-name="Standard">
      <style:text-properties officeooo:rsid="001cfdad" officeooo:paragraph-rsid="001ef3c3"/>
    </style:style>
    <style:style style:name="P9" style:family="paragraph" style:parent-style-name="Standard">
      <style:text-properties officeooo:rsid="0019053d" officeooo:paragraph-rsid="001ef3c3"/>
    </style:style>
    <style:style style:name="P10" style:family="paragraph" style:parent-style-name="Standard">
      <style:text-properties officeooo:rsid="001655ab" officeooo:paragraph-rsid="001ef3c3"/>
    </style:style>
    <style:style style:name="P11" style:family="paragraph" style:parent-style-name="Standard">
      <style:text-properties officeooo:rsid="00233bfc" officeooo:paragraph-rsid="00233bfc"/>
    </style:style>
    <style:style style:name="P12" style:family="paragraph" style:parent-style-name="Standard">
      <style:text-properties officeooo:rsid="00251947" officeooo:paragraph-rsid="00251947"/>
    </style:style>
    <style:style style:name="P13" style:family="paragraph" style:parent-style-name="Standard">
      <style:text-properties officeooo:paragraph-rsid="00253426"/>
    </style:style>
    <style:style style:name="P14" style:family="paragraph" style:parent-style-name="Standard">
      <style:paragraph-properties fo:break-before="page"/>
      <style:text-properties officeooo:rsid="001cfdad" officeooo:paragraph-rsid="001ef3c3"/>
    </style:style>
    <style:style style:name="P15" style:family="paragraph" style:parent-style-name="Standard">
      <style:paragraph-properties fo:break-before="page"/>
      <style:text-properties officeooo:rsid="00251947" officeooo:paragraph-rsid="00251947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12pt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 draw:fill-color="#ffffff"/>
      <style:text-properties fo:font-size="12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4000"/>
      <style:paragraph-properties fo:text-align="center"/>
    </style:style>
    <style:style style:name="T1" style:family="text">
      <style:text-properties officeooo:rsid="001ef3c3"/>
    </style:style>
    <style:style style:name="T2" style:family="text">
      <style:text-properties officeooo:rsid="00201f2f"/>
    </style:style>
    <style:style style:name="T3" style:family="text">
      <style:text-properties officeooo:rsid="00220353"/>
    </style:style>
    <style:style style:name="T4" style:family="text">
      <style:text-properties officeooo:rsid="00233bfc"/>
    </style:style>
    <style:style style:name="T5" style:family="text">
      <style:text-properties officeooo:rsid="00251947"/>
    </style:style>
    <style:style style:name="T6" style:family="text">
      <style:text-properties officeooo:rsid="00253426"/>
    </style:style>
    <style:style style:name="T7" style:family="text">
      <style:text-properties officeooo:rsid="0026e8eb"/>
    </style:style>
    <style:style style:name="T8" style:family="text">
      <style:text-properties fo:font-size="12pt"/>
    </style:style>
    <style:style style:name="T9" style:family="text">
      <style:text-properties fo:font-size="4.40000009536743pt" style:font-size-asian="3.59999990463257pt" style:font-size-complex="4.40000009536743pt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55308d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03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005cm" fo:min-width="1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dash" draw:stroke-dash="Double_20_Dot" svg:stroke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55308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99cm" svg:stroke-color="#55308d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1cm" svg:stroke-color="#55308d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8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fill="none" draw:textarea-vertical-align="middle" draw:auto-grow-height="false" fo:min-height="2.344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dash" draw:stroke-dash="Double_20_Dot" svg:stroke-color="#ff4000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dash" draw:stroke-dash="Double_20_Do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taller economía</text:p>
      <text:p text:style-name="P1">07/12/2021</text:p>
      <text:p text:style-name="P1"><draw:frame text:anchor-type="paragraph" draw:z-index="9" draw:name="Shape10" draw:style-name="gr24" draw:text-style-name="P22" svg:width="1.239cm" svg:height="0.699cm" svg:x="9.49cm" svg:y="0.097cm"><draw:text-box><text:p>Oferta</text:p></draw:text-box></draw:frame><draw:frame text:anchor-type="paragraph" draw:z-index="29" draw:name="Shape10_2" draw:style-name="gr16" draw:text-style-name="P22" svg:width="4.015cm" svg:height="1.95cm" svg:x="4.872cm" svg:y="0.037cm"><draw:text-box><text:p>Oferta mercado negro</text:p></draw:text-box></draw:frame>Jorge Ortiz</text:p>
      <text:p text:style-name="P1"><draw:line text:anchor-type="paragraph" draw:z-index="0" draw:name="Shape1" draw:style-name="gr7" draw:text-style-name="P19" svg:x1="3.341cm" svg:y1="0.235cm" svg:x2="3.341cm" svg:y2="6.056cm"><text:p/></draw:line><draw:line text:anchor-type="paragraph" draw:z-index="2" draw:name="Shape3" draw:style-name="gr7" draw:text-style-name="P19" svg:x1="3.794cm" svg:y1="5.544cm" svg:x2="9.236cm" svg:y2="0.102cm"><text:p/></draw:line><draw:line text:anchor-type="paragraph" draw:z-index="3" draw:name="Shape4" draw:style-name="gr7" draw:text-style-name="P19" svg:x1="3.963cm" svg:y1="0.102cm" svg:x2="9.406cm" svg:y2="5.545cm"><text:p/></draw:line><draw:line text:anchor-type="paragraph" draw:z-index="18" draw:name="Shape15" draw:style-name="gr19" draw:text-style-name="P20" svg:x1="5.412cm" svg:y1="4.09cm" svg:x2="5.412cm" svg:y2="0.2cm"><text:p/></draw:line><draw:frame text:anchor-type="paragraph" draw:z-index="37" draw:name="Shape17_1" draw:style-name="gr12" draw:text-style-name="P21" svg:width="1.865cm" svg:height="2.033cm" svg:x="1.252cm" svg:y="0.275cm"><draw:text-box><text:p text:style-name="P17">Precio del internet</text:p></draw:text-box></draw:frame><text:bookmark-start text:name="__DdeLink__3_3448621775"/></text:p>
      <text:p text:style-name="P1"><draw:line text:anchor-type="paragraph" draw:z-index="1" draw:name="Shape2" draw:style-name="gr7" draw:text-style-name="P19" svg:x1="2.092cm" svg:y1="5.625cm" svg:x2="11.467cm" svg:y2="5.625cm"><text:p/></draw:line><draw:line text:anchor-type="paragraph" draw:z-index="4" draw:name="Shape5" draw:style-name="gr26" draw:text-style-name="P19" svg:x1="3.341cm" svg:y1="3.501cm" svg:x2="11.787cm" svg:y2="3.501cm"><text:p/></draw:line><draw:line text:anchor-type="paragraph" draw:z-index="5" draw:name="Shape6" draw:style-name="gr15" draw:text-style-name="P19" svg:x1="6.627cm" svg:y1="2.311cm" svg:x2="6.627cm" svg:y2="5.625cm"><text:p/></draw:line><draw:line text:anchor-type="paragraph" draw:z-index="6" draw:name="Shape7" draw:style-name="gr15" draw:text-style-name="P19" svg:x1="6.627cm" svg:y1="2.311cm" svg:x2="3.341cm" svg:y2="2.311cm"><text:p/></draw:line><draw:line text:anchor-type="paragraph" draw:z-index="7" draw:name="Shape8" draw:style-name="gr15" draw:text-style-name="P19" svg:x1="5.401cm" svg:y1="3.561cm" svg:x2="5.401cm" svg:y2="5.625cm"><text:p/></draw:line><draw:line text:anchor-type="paragraph" draw:z-index="8" draw:name="Shape9" draw:style-name="gr25" draw:text-style-name="P24" svg:x1="7.865cm" svg:y1="3.501cm" svg:x2="7.865cm" svg:y2="5.625cm"><text:p/></draw:line><draw:frame text:anchor-type="paragraph" draw:z-index="10" draw:name="Shape10_0" draw:style-name="gr10" draw:text-style-name="P22" svg:width="1.684cm" svg:height="0.976cm" svg:x="9.407cm" svg:y="4.56cm"><draw:text-box><text:p>Demanda</text:p></draw:text-box></draw:frame><draw:frame text:anchor-type="paragraph" draw:z-index="11" draw:name="Shape11" draw:style-name="gr20" draw:text-style-name="P22" svg:width="4.654cm" svg:height="0.842cm" svg:x="7.049cm" svg:y="2.131cm"><draw:text-box><text:p>Precio de equilibrio</text:p></draw:text-box></draw:frame><draw:custom-shape text:anchor-type="paragraph" draw:z-index="12" draw:name="Shape12" draw:style-name="gr23" draw:text-style-name="P23" svg:width="0.484cm" svg:height="2.465cm" draw:transform="rotate (1.57149445849569) translate (5.40102777777778cm 4.04459722222222cm)"><text:p/><draw:enhanced-geometry svg:viewBox="0 0 21600 21600" draw:glue-points="21600 0 0 10800 21600 21600" draw:text-areas="13800 ?f9 21600 ?f10" draw:type="left-brace" draw:modifiers="1684.12017167382 10521.88841201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13" draw:name="Shape13" draw:style-name="gr22" draw:text-style-name="P22" svg:width="1.588cm" svg:height="0.495cm" svg:x="6.025cm" svg:y="4.307cm"><draw:text-box><text:p>Escasez</text:p></draw:text-box></draw:frame><draw:frame text:anchor-type="paragraph" draw:z-index="14" draw:name="Shape14" draw:style-name="gr21" draw:text-style-name="P22" svg:width="0.795cm" svg:height="0.615cm" svg:x="5.316cm" svg:y="5.895cm"><draw:text-box><text:p>Qo</text:p></draw:text-box></draw:frame><draw:frame text:anchor-type="paragraph" draw:z-index="15" draw:name="Shape14_0" draw:style-name="gr21" draw:text-style-name="P18" svg:width="0.795cm" svg:height="0.615cm" svg:x="7.664cm" svg:y="5.75cm"><draw:text-box><text:p><text:span text:style-name="T8">Q</text:span><text:span text:style-name="T8">d</text:span></text:p></draw:text-box></draw:frame><draw:frame text:anchor-type="paragraph" draw:z-index="16" draw:name="Shape14_1" draw:style-name="gr21" draw:text-style-name="P18" svg:width="0.795cm" svg:height="0.615cm" svg:x="6.428cm" svg:y="5.847cm"><draw:text-box><text:p><text:span text:style-name="T8">Q</text:span><text:span text:style-name="T8">e</text:span></text:p></draw:text-box></draw:frame>1.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17" draw:name="Shape11_0" draw:style-name="gr20" draw:text-style-name="P18" svg:width="4.654cm" svg:height="0.842cm" svg:x="11.811cm" svg:y="0.111cm"><draw:text-box><text:p><text:span text:style-name="T8">P</text:span><text:span text:style-name="T8">r</text:span><text:span text:style-name="T8">e</text:span><text:span text:style-name="T8">c</text:span><text:span text:style-name="T8">i</text:span><text:span text:style-name="T8">o</text:span><text:span text:style-name="T8"> </text:span><text:span text:style-name="T8">t</text:span><text:span text:style-name="T8">e</text:span><text:span text:style-name="T8">c</text:span><text:span text:style-name="T8">h</text:span><text:span text:style-name="T8">o</text:span></text:p></draw:text-box></draw:frame></text:p>
      <text:p text:style-name="P1"><draw:line text:anchor-type="paragraph" draw:z-index="19" draw:name="Shape16" draw:style-name="gr18" draw:text-style-name="P19" svg:x1="5.412cm" svg:y1="0.153cm" svg:x2="3.341cm" svg:y2="2.224cm"><text:p/></draw:line></text:p>
      <text:p text:style-name="P1"/>
      <text:p text:style-name="P1"/>
      <text:p text:style-name="P1"/>
      <text:p text:style-name="P1"><draw:frame text:anchor-type="paragraph" draw:z-index="38" draw:name="Shape17_2" draw:style-name="gr12" draw:text-style-name="P21" svg:width="4.594cm" svg:height="2.033cm" svg:x="10.488cm" svg:y="0.436cm"><draw:text-box><text:p text:style-name="P17">Suscriptores del servicio de internet</text:p></draw:text-box></draw:frame></text:p>
      <text:p text:style-name="P1"><text:bookmark-end text:name="__DdeLink__3_3448621775"/></text:p>
      <text:p text:style-name="P1"/>
      <text:p text:style-name="P1"/>
      <text:p text:style-name="P1"/>
      <text:p text:style-name="P3"><draw:frame text:anchor-type="paragraph" draw:z-index="32" draw:name="Shape10_4" draw:style-name="gr4" draw:text-style-name="P18" svg:width="3.102cm" svg:height="1.463cm" svg:x="9.551cm" svg:y="0.464cm"><draw:text-box><text:p text:style-name="P17">Oferta (coste privado)</text:p></draw:text-box></draw:frame>dQ = Qd – Qo</text:p>
      <text:p text:style-name="P3"><draw:line text:anchor-type="paragraph" draw:z-index="27" draw:name="Shape4_1" draw:style-name="gr17" draw:text-style-name="P20" svg:x1="5.166cm" svg:y1="0.09cm" svg:x2="10.609cm" svg:y2="5.533cm"><text:p/></draw:line></text:p>
      <text:p text:style-name="P3"><text:bookmark-start text:name="__DdeLink__270_103694995"/></text:p>
      <text:p text:style-name="P4"><draw:line text:anchor-type="paragraph" draw:z-index="20" draw:name="Shape1_0" draw:style-name="gr7" draw:text-style-name="P19" svg:x1="3.341cm" svg:y1="0.235cm" svg:x2="3.341cm" svg:y2="6.056cm"><text:p/></draw:line><draw:line text:anchor-type="paragraph" draw:z-index="22" draw:name="Shape3_0" draw:style-name="gr7" draw:text-style-name="P19" svg:x1="3.341cm" svg:y1="5.997cm" svg:x2="9.236cm" svg:y2="0.102cm"><text:p/></draw:line><draw:line text:anchor-type="paragraph" draw:z-index="23" draw:name="Shape4_0" draw:style-name="gr7" draw:text-style-name="P19" svg:x1="3.963cm" svg:y1="0.102cm" svg:x2="9.406cm" svg:y2="5.545cm"><text:p/></draw:line>2.</text:p>
      <text:p text:style-name="P4"><draw:frame text:anchor-type="paragraph" draw:z-index="30" draw:name="Shape17" draw:style-name="gr12" draw:text-style-name="P16" svg:width="1.865cm" svg:height="2.033cm" svg:x="1.323cm" svg:y="0.023cm"><draw:text-box><text:p>Precio de los cigarrillos</text:p></draw:text-box></draw:frame></text:p>
      <text:p text:style-name="P2"/>
      <text:p text:style-name="P2"><draw:line text:anchor-type="paragraph" draw:z-index="34" draw:name="Shape7_0" draw:style-name="gr15" draw:text-style-name="P20" svg:x1="7.625cm" svg:y1="0.198cm" svg:x2="3.341cm" svg:y2="0.198cm"><text:p/></draw:line><draw:line text:anchor-type="paragraph" draw:z-index="35" draw:name="Shape6_1" draw:style-name="gr15" draw:text-style-name="P20" svg:x1="7.685cm" svg:y1="0.268cm" svg:x2="7.685cm" svg:y2="4.537cm"><text:p/></draw:line></text:p>
      <text:p text:style-name="P2"/>
      <text:p text:style-name="P2"><draw:line text:anchor-type="paragraph" draw:z-index="28" draw:name="Shape7_1" draw:style-name="gr15" draw:text-style-name="P19" svg:x1="6.627cm" svg:y1="0.282cm" svg:x2="3.341cm" svg:y2="0.282cm"><text:p/></draw:line><draw:line text:anchor-type="paragraph" draw:z-index="24" draw:name="Shape6_0" draw:style-name="gr15" draw:text-style-name="P19" svg:x1="6.627cm" svg:y1="0.282cm" svg:x2="6.627cm" svg:y2="3.191cm"><text:p/></draw:line></text:p>
      <text:p text:style-name="P2"/>
      <text:p text:style-name="P2"/>
      <text:p text:style-name="P2"><draw:frame text:anchor-type="paragraph" draw:z-index="31" draw:name="Shape10_3" draw:style-name="gr4" draw:text-style-name="P18" svg:width="3.102cm" svg:height="1.463cm" svg:x="10.61cm" svg:y="0.268cm"><draw:text-box><text:p text:style-name="P17">Demanda (valor privado)</text:p></draw:text-box></draw:frame></text:p>
      <text:p text:style-name="P2"/>
      <text:p text:style-name="P2"/>
      <text:p text:style-name="P2"><draw:frame text:anchor-type="paragraph" draw:z-index="25" draw:name="Shape10_1" draw:style-name="gr10" draw:text-style-name="P22" svg:width="2.26cm" svg:height="0.976cm" svg:x="9.407cm" svg:y="0.058cm"><draw:text-box><text:p>Valor social</text:p></draw:text-box></draw:frame></text:p>
      <text:p text:style-name="P2"><draw:line text:anchor-type="paragraph" draw:z-index="21" draw:name="Shape2_0" draw:style-name="gr7" draw:text-style-name="P19" svg:x1="3.341cm" svg:y1="0.213cm" svg:x2="12.716cm" svg:y2="0.213cm"><text:p/></draw:line><draw:frame text:anchor-type="paragraph" draw:z-index="26" draw:name="Shape14_4" draw:style-name="gr4" draw:text-style-name="P18" svg:width="1.87cm" svg:height="1.463cm" svg:x="5.039cm" svg:y="0.213cm"><draw:text-box><text:p><text:span text:style-name="T8">Q</text:span><text:span text:style-name="T8"> </text:span><text:span text:style-name="T8">ó</text:span><text:span text:style-name="T8">p</text:span><text:span text:style-name="T8">t</text:span><text:span text:style-name="T8">i</text:span><text:span text:style-name="T8">m</text:span><text:span text:style-name="T8">o</text:span></text:p></draw:text-box></draw:frame><draw:frame text:anchor-type="paragraph" draw:z-index="33" draw:name="Shape14_2" draw:style-name="gr4" draw:text-style-name="P18" svg:width="1.87cm" svg:height="1.463cm" svg:x="7.366cm" svg:y="0.155cm"><draw:text-box><text:p text:style-name="P17"><text:span text:style-name="T8">Q</text:span><text:span text:style-name="T8"> </text:span><text:span text:style-name="T8">m</text:span><text:span text:style-name="T8">e</text:span><text:span text:style-name="T8">r</text:span><text:span text:style-name="T8">c</text:span><text:span text:style-name="T8">a</text:span><text:span text:style-name="T8">d</text:span><text:span text:style-name="T8">o</text:span></text:p></draw:text-box></draw:frame><draw:frame text:anchor-type="paragraph" draw:z-index="36" draw:name="Shape17_0" draw:style-name="gr12" draw:text-style-name="P21" svg:width="1.865cm" svg:height="2.033cm" svg:x="11.195cm" svg:y="0.478cm"><draw:text-box><text:p text:style-name="P17">Cantidad de los cigarrillos</text:p></draw:text-box></draw:frame></text:p>
      <text:p text:style-name="P2"/>
      <text:p text:style-name="P2"/>
      <text:p text:style-name="P2"/>
      <text:p text:style-name="P2"/>
      <text:p text:style-name="P2"><text:bookmark-end text:name="__DdeLink__270_103694995"/></text:p>
      <text:p text:style-name="P7">Los cigarrillos generan una externalidad negativa, pero al prohibirlos se crearía un problema más grande puesto que el gobierno ya no recibiría los impuestos de los cigarrillos, <text:s/>aumentaría la demanda de estos y se crearía un mercado negro. Lo mejor es mantener los impuestos a los cigarrillos y con los impuestos recibidos por la venta de estos compensar el daño causado.</text:p>
      <text:p text:style-name="P7"/>
      <text:p text:style-name="P7"/>
      <text:p text:style-name="P15">3. No entiendo la pregunta.</text:p>
      <text:p text:style-name="P14"><draw:line text:anchor-type="paragraph" draw:z-index="73" draw:name="Shape20" draw:style-name="gr8" draw:text-style-name="P20" svg:x1="7.696cm" svg:y1="8.003cm" svg:x2="7.696cm" svg:y2="0.873cm"><text:p/></draw:line><text:span text:style-name="T5">4</text:span> <text:span text:style-name="T1">a) Punto de vista que dice que la legalización reduce la cantidad de abortos, una externalidad negativa. </text:span><text:span text:style-name="T3">En rojo se puede ver la oferta del mercado negro sin la legalización </text:span><text:span text:style-name="T4">y en violeta con legalizacion</text:span><text:span text:style-name="T3">.</text:span><text:bookmark-start text:name="__DdeLink__278_103694995"/></text:p>
      <text:p text:style-name="P10"><draw:line text:anchor-type="paragraph" draw:z-index="68" draw:name="Shape26_0" draw:style-name="gr9" draw:text-style-name="P19" svg:x1="6.627cm" svg:y1="0.153cm" svg:x2="6.627cm" svg:y2="3.268cm"><text:p/></draw:line><draw:line text:anchor-type="paragraph" draw:z-index="74" draw:name="Shape4_3" draw:style-name="gr7" draw:text-style-name="P20" svg:x1="5.669cm" svg:y1="0.09cm" svg:x2="11.112cm" svg:y2="5.533cm"><text:p/></draw:line></text:p>
      <text:p text:style-name="P9"><draw:line text:anchor-type="paragraph" draw:z-index="39" draw:name="Shape1_1" draw:style-name="gr7" draw:text-style-name="P19" svg:x1="3.341cm" svg:y1="0.235cm" svg:x2="3.341cm" svg:y2="6.056cm"><text:p/></draw:line><draw:line text:anchor-type="paragraph" draw:z-index="41" draw:name="Shape3_1" draw:style-name="gr7" draw:text-style-name="P19" svg:x1="3.729cm" svg:y1="5.609cm" svg:x2="9.236cm" svg:y2="0.102cm"><text:p/></draw:line><draw:line text:anchor-type="paragraph" draw:z-index="42" draw:name="Shape4_2" draw:style-name="gr7" draw:text-style-name="P19" svg:x1="3.963cm" svg:y1="0.102cm" svg:x2="9.406cm" svg:y2="5.545cm"><text:p/></draw:line><draw:frame text:anchor-type="paragraph" draw:z-index="63" draw:name="Shape10_8" draw:style-name="gr4" draw:text-style-name="P18" svg:width="6.52cm" svg:height="1.463cm" svg:x="9.236cm" svg:y="0.102cm"><draw:text-box><text:p text:style-name="P17">Oferta del mercado <text:s/>legal</text:p></draw:text-box></draw:frame></text:p>
      <text:p text:style-name="P9"><draw:frame text:anchor-type="paragraph" draw:z-index="47" draw:name="Shape17_3" draw:style-name="gr11" draw:text-style-name="P16" svg:width="3.44cm" svg:height="4.384cm" svg:x="-0.252cm" svg:y="0.023cm"><draw:text-box><text:p>Coste de los abortar</text:p><text:p>(no solo el monetario sino tambien la posibilidad de morir)</text:p></draw:text-box></draw:frame></text:p>
      <text:p text:style-name="P6"/>
      <text:p text:style-name="P6"><draw:line text:anchor-type="paragraph" draw:z-index="50" draw:name="Shape6_3" draw:style-name="gr15" draw:text-style-name="P20" svg:x1="7.685cm" svg:y1="0.268cm" svg:x2="7.685cm" svg:y2="4.537cm"><text:p/></draw:line><draw:frame text:anchor-type="paragraph" draw:z-index="48" draw:name="Shape10_6" draw:style-name="gr4" draw:text-style-name="P18" svg:width="3.102cm" svg:height="1.463cm" svg:x="7.77cm" svg:y="0.404cm"><draw:text-box><text:p text:style-name="P17">Oferta del mercado negro sin legalizacion</text:p></draw:text-box></draw:frame></text:p>
      <text:p text:style-name="P6"/>
      <text:p text:style-name="P6"><draw:line text:anchor-type="paragraph" draw:z-index="43" draw:name="Shape6_2" draw:style-name="gr15" draw:text-style-name="P19" svg:x1="6.627cm" svg:y1="0.282cm" svg:x2="6.627cm" svg:y2="3.563cm"><text:p/></draw:line><draw:line text:anchor-type="paragraph" draw:z-index="46" draw:name="Shape7_2" draw:style-name="gr15" draw:text-style-name="P19" svg:x1="6.627cm" svg:y1="0.282cm" svg:x2="3.341cm" svg:y2="0.282cm"><text:p/></draw:line><draw:line text:anchor-type="paragraph" draw:z-index="67" draw:name="Shape24" draw:style-name="gr9" draw:text-style-name="P19" svg:x1="3.33cm" svg:y1="3.621cm" svg:x2="6.669cm" svg:y2="0.282cm"><text:p/></draw:line></text:p>
      <text:p text:style-name="P6"/>
      <text:p text:style-name="P6"><draw:frame text:anchor-type="paragraph" draw:z-index="54" draw:name="Shape10_7" draw:style-name="gr4" draw:text-style-name="P18" svg:width="3.102cm" svg:height="1.463cm" svg:x="10.345cm" svg:y="0.436cm"><draw:text-box><text:p text:style-name="P17">Demanda (valor privado)</text:p></draw:text-box></draw:frame></text:p>
      <text:p text:style-name="P6"><draw:custom-shape text:anchor-type="paragraph" draw:z-index="52" draw:name="Shape18" draw:style-name="gr14" svg:width="1.059cm" svg:height="0.278cm" svg:x="6.627cm" svg:y="0.039cm"><text:p/><draw:enhanced-geometry svg:viewBox="0 0 21600 21600" draw:text-areas="?f7 ?f0 21600 ?f2" draw:type="left-arrow" draw:modifiers="6748.23529411765 10616.4705882353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><draw:frame text:anchor-type="paragraph" draw:z-index="53" draw:name="Shape19" draw:style-name="gr13" draw:text-style-name="P16" svg:width="1.094cm" svg:height="0.301cm" svg:x="6.627cm" svg:y="0.048cm"><draw:text-box><text:p><text:span text:style-name="T9">L</text:span><text:span text:style-name="T9">e</text:span><text:span text:style-name="T9">g</text:span><text:span text:style-name="T9">a</text:span><text:span text:style-name="T9">l</text:span><text:span text:style-name="T9">i</text:span><text:span text:style-name="T9">z</text:span><text:span text:style-name="T9">a</text:span><text:span text:style-name="T9">c</text:span><text:span text:style-name="T9">i</text:span><text:span text:style-name="T9">o</text:span><text:span text:style-name="T9">n</text:span></text:p></draw:text-box></draw:frame></text:p>
      <text:p text:style-name="P6"/>
      <text:p text:style-name="P6"><draw:frame text:anchor-type="paragraph" draw:z-index="44" draw:name="Shape10_5" draw:style-name="gr10" draw:text-style-name="P22" svg:width="2.26cm" svg:height="0.976cm" svg:x="9.407cm" svg:y="0.058cm"><draw:text-box><text:p>Valor social</text:p></draw:text-box></draw:frame></text:p>
      <text:p text:style-name="P6"><draw:line text:anchor-type="paragraph" draw:z-index="40" draw:name="Shape2_1" draw:style-name="gr7" draw:text-style-name="P19" svg:x1="3.341cm" svg:y1="0.213cm" svg:x2="12.716cm" svg:y2="0.213cm"><text:p/></draw:line><draw:frame text:anchor-type="paragraph" draw:z-index="45" draw:name="Shape14_3" draw:style-name="gr4" draw:text-style-name="P18" svg:width="1.87cm" svg:height="1.463cm" svg:x="5.039cm" svg:y="0.213cm"><draw:text-box><text:p><text:span text:style-name="T8">Q</text:span><text:span text:style-name="T8"> </text:span><text:span text:style-name="T8">ó</text:span><text:span text:style-name="T8">p</text:span><text:span text:style-name="T8">t</text:span><text:span text:style-name="T8">i</text:span><text:span text:style-name="T8">m</text:span><text:span text:style-name="T8">o</text:span></text:p></draw:text-box></draw:frame><draw:frame text:anchor-type="paragraph" draw:z-index="49" draw:name="Shape14_5" draw:style-name="gr4" draw:text-style-name="P18" svg:width="1.87cm" svg:height="1.463cm" svg:x="7.366cm" svg:y="0.155cm"><draw:text-box><text:p text:style-name="P17"><text:span text:style-name="T8">Q</text:span><text:span text:style-name="T8"> </text:span><text:span text:style-name="T8">m</text:span><text:span text:style-name="T8">e</text:span><text:span text:style-name="T8">r</text:span><text:span text:style-name="T8">c</text:span><text:span text:style-name="T8">a</text:span><text:span text:style-name="T8">d</text:span><text:span text:style-name="T8">o</text:span><text:span text:style-name="T8"> </text:span><text:span text:style-name="T8">n</text:span><text:span text:style-name="T8">e</text:span><text:span text:style-name="T8">g</text:span><text:span text:style-name="T8">r</text:span><text:span text:style-name="T8">o</text:span></text:p></draw:text-box></draw:frame><draw:frame text:anchor-type="paragraph" draw:z-index="51" draw:name="Shape17_4" draw:style-name="gr12" draw:text-style-name="P21" svg:width="1.865cm" svg:height="2.033cm" svg:x="11.195cm" svg:y="0.478cm"><draw:text-box><text:p text:style-name="P17">Cantidad de abortos</text:p></draw:text-box></draw:frame></text:p>
      <text:p text:style-name="P6"/>
      <text:p text:style-name="P6"/>
      <text:p text:style-name="P6"><text:bookmark-end text:name="__DdeLink__278_103694995"/></text:p>
      <text:p text:style-name="P6"/>
      <text:p text:style-name="P6"/>
      <text:p text:style-name="P6"/>
      <text:p text:style-name="P8"><draw:line text:anchor-type="paragraph" draw:z-index="55" draw:name="Shape21" draw:style-name="gr5" draw:text-style-name="P19" svg:x1="4.546cm" svg:y1="1.556cm" svg:x2="4.546cm" svg:y2="7.691cm"><text:p/></draw:line><draw:line text:anchor-type="paragraph" draw:z-index="56" draw:name="Shape22" draw:style-name="gr5" draw:text-style-name="P19" svg:x1="4.473cm" svg:y1="7.712cm" svg:x2="12.134cm" svg:y2="7.712cm"><text:p/></draw:line><draw:line text:anchor-type="paragraph" draw:z-index="57" draw:name="Shape25" draw:style-name="gr5" draw:text-style-name="P19" svg:x1="4.967cm" svg:y1="7.329cm" svg:x2="10.223cm" svg:y2="2.073cm"><text:p/></draw:line><draw:line text:anchor-type="paragraph" draw:z-index="58" draw:name="Shape27" draw:style-name="gr5" draw:text-style-name="P19" svg:x1="5.147cm" svg:y1="1.87cm" svg:x2="10.379cm" svg:y2="7.102cm"><text:p/></draw:line><draw:line text:anchor-type="paragraph" draw:z-index="59" draw:name="Shape23" draw:style-name="gr8" draw:text-style-name="P19" svg:x1="7.818cm" svg:y1="1.45cm" svg:x2="7.818cm" svg:y2="7.329cm"><text:p/></draw:line><draw:frame text:anchor-type="paragraph" draw:z-index="60" draw:name="Shape17_5" draw:style-name="gr12" draw:text-style-name="P21" svg:width="1.865cm" svg:height="2.033cm" svg:x="10.92cm" svg:y="7.957cm"><draw:text-box><text:p text:style-name="P17">Cantidad de abortos</text:p></draw:text-box></draw:frame><draw:frame text:anchor-type="paragraph" draw:z-index="61" draw:name="Shape17_6" draw:style-name="gr11" draw:text-style-name="P21" svg:width="3.44cm" svg:height="4.384cm" svg:x="0.757cm" svg:y="1.489cm"><draw:text-box><text:p text:style-name="P17">Coste de los abortar</text:p><text:p text:style-name="P17">(no solo el monetario sino tambien la posibilidad de morir)</text:p></draw:text-box></draw:frame><draw:frame text:anchor-type="paragraph" draw:z-index="62" draw:name="Shape14_6" draw:style-name="gr4" draw:text-style-name="P18" svg:width="1.87cm" svg:height="1.463cm" svg:x="7.004cm" svg:y="7.925cm"><draw:text-box><text:p text:style-name="P17"><text:span text:style-name="T8">Q</text:span><text:span text:style-name="T8"> </text:span><text:span text:style-name="T8">m</text:span><text:span text:style-name="T8">e</text:span><text:span text:style-name="T8">r</text:span><text:span text:style-name="T8">c</text:span><text:span text:style-name="T8">a</text:span><text:span text:style-name="T8">d</text:span><text:span text:style-name="T8">o</text:span><text:span text:style-name="T8"> </text:span><text:span text:style-name="T8">n</text:span><text:span text:style-name="T8">e</text:span><text:span text:style-name="T8">g</text:span><text:span text:style-name="T8">r</text:span><text:span text:style-name="T8">o</text:span></text:p></draw:text-box></draw:frame><draw:frame text:anchor-type="paragraph" draw:z-index="64" draw:name="Shape10_9" draw:style-name="gr10" draw:text-style-name="P18" svg:width="2.26cm" svg:height="0.976cm" svg:x="10.321cm" svg:y="6.846cm"><draw:text-box><text:p text:style-name="P17">Valor social</text:p></draw:text-box></draw:frame><draw:frame text:anchor-type="paragraph" draw:z-index="65" draw:name="Shape10_10" draw:style-name="gr4" draw:text-style-name="P18" svg:width="6.52cm" svg:height="1.463cm" svg:x="10.224cm" svg:y="1.942cm"><draw:text-box><text:p text:style-name="P17">Oferta del mercado <text:s/>legal</text:p></draw:text-box></draw:frame><draw:frame text:anchor-type="paragraph" draw:z-index="66" draw:name="Shape10_11" draw:style-name="gr4" draw:text-style-name="P18" svg:width="3.102cm" svg:height="1.463cm" svg:x="7.89cm" svg:y="2.618cm"><draw:text-box><text:p text:style-name="P17">Oferta del mercado negro sin legalizacion</text:p></draw:text-box></draw:frame><draw:line text:anchor-type="paragraph" draw:z-index="69" draw:name="Shape24_0" draw:style-name="gr9" draw:text-style-name="P20" svg:x1="4.558cm" svg:y1="7.691cm" svg:x2="7.83cm" svg:y2="4.419cm"><text:p/></draw:line><draw:line text:anchor-type="paragraph" draw:z-index="70" draw:name="Shape24_2" draw:style-name="gr9" draw:text-style-name="P20" svg:x1="7.692cm" svg:y1="4.528cm" svg:x2="7.712cm" svg:y2="0.832cm"><text:p/></draw:line>- <text:span text:style-name="T2">Punto de vista de los que </text:span><text:span text:style-name="T3">piensan que la legalización no produce ningun beneficio, ni reduce las muertes ni reduce los aborto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draw:line text:anchor-type="paragraph" draw:z-index="71" draw:name="Shape28" draw:style-name="gr9" draw:text-style-name="P19" svg:x1="7.41cm" svg:y1="0.28cm" svg:x2="8.142cm" svg:y2="0.28cm"><text:p/></draw:line>Oferta del mercado negro con legalización</text:p>
      <text:p text:style-name="P12"><draw:line text:anchor-type="paragraph" draw:z-index="72" draw:name="Shape28_0" draw:style-name="gr8" draw:text-style-name="P20" svg:x1="7.324cm" svg:y1="0.312cm" svg:x2="8.056cm" svg:y2="0.312cm"><text:p/></draw:line>Oferta del mercado negro sin legalización</text:p>
      <text:p text:style-name="P8"/>
      <text:p text:style-name="P12"><text:span text:style-name="T6">b</text:span>) El aborto en Colombia puede ser más barato debido a varios factores:</text:p>
      <text:p text:style-name="P12">- La realidad socioeconómica. Aún en un mercado negro no se le puede imponer un precio excesivo al aborto, puesto que si se cobra mucho podría salir más barato o beneficioso conservar el bebé.</text:p>
      <text:p text:style-name="P12">- La edad de la madre. El embarazo adolescente en Colombia, como en casi toda latinoamérica es prominente; entonces no tiene sentido cobrarle excesivamente a una madre que no está en edad productiva.</text:p>
      <text:p text:style-name="P12"/>
      <text:p text:style-name="P13"><text:soft-page-break/><text:span text:style-name="T6">c) Con la educación </text:span><text:span text:style-name="T7">es</text:span><text:span text:style-name="T6"> una externalidad positiva </text:span><text:span text:style-name="T7">y causa que un desplazamiento a la izquierda de la curva de demanda, haciendo que la cantidad de abortos se reduzcan.</text:span></text:p>
      <text:p text:style-name="P13"/>
      <text:p text:style-name="P13"><draw:line text:anchor-type="paragraph" draw:z-index="75" draw:name="Shape29" draw:style-name="gr5" draw:text-style-name="P19" svg:x1="2.526cm" svg:y1="0.4cm" svg:x2="2.526cm" svg:y2="6.498cm"><text:p/></draw:line><draw:line text:anchor-type="paragraph" draw:z-index="77" draw:name="Shape31" draw:style-name="gr5" draw:text-style-name="P19" svg:x1="3.115cm" svg:y1="5.775cm" svg:x2="8.636cm" svg:y2="0.254cm"><text:p/></draw:line><draw:line text:anchor-type="paragraph" draw:z-index="78" draw:name="Shape32" draw:style-name="gr5" draw:text-style-name="P19" svg:x1="3.729cm" svg:y1="0.254cm" svg:x2="9.056cm" svg:y2="5.581cm"><text:p/></draw:line><draw:frame text:anchor-type="paragraph" draw:z-index="83" draw:name="Shape14_7" draw:style-name="gr4" draw:text-style-name="P18" svg:width="1.87cm" svg:height="1.463cm" svg:x="-0.192cm" svg:y="0.464cm"><draw:text-box><text:p text:style-name="P17"><text:span text:style-name="T8">Coste de abortar</text:span></text:p></draw:text-box></draw:frame><draw:frame text:anchor-type="paragraph" draw:z-index="85" draw:name="Shape36" draw:style-name="gr3" draw:text-style-name="P16" svg:width="1.745cm" svg:height="0.81cm" svg:x="8.851cm" svg:y="0.254cm"><draw:text-box><text:p>oferta</text:p></draw:text-box></draw:frame></text:p>
      <text:p text:style-name="P13"><draw:line text:anchor-type="paragraph" draw:z-index="81" draw:name="Shape35" draw:style-name="gr5" draw:text-style-name="P19" svg:x1="2.778cm" svg:y1="0.226cm" svg:x2="7.997cm" svg:y2="5.445cm"><text:p/></draw:line></text:p>
      <text:p text:style-name="P8"/>
      <text:p text:style-name="P8"/>
      <text:p text:style-name="P8"/>
      <text:p text:style-name="P8"><draw:line text:anchor-type="paragraph" draw:z-index="79" draw:name="Shape33" draw:style-name="gr6" draw:text-style-name="P19" svg:x1="6.205cm" svg:y1="0.286cm" svg:x2="6.205cm" svg:y2="3.729cm"><text:p/></draw:line><draw:line text:anchor-type="paragraph" draw:z-index="80" draw:name="Shape34" draw:style-name="gr6" draw:text-style-name="P19" svg:x1="6.205cm" svg:y1="0.335cm" svg:x2="2.526cm" svg:y2="0.335cm"><text:p/></draw:line></text:p>
      <text:p text:style-name="P8"/>
      <text:p text:style-name="P8"/>
      <text:p text:style-name="P8"/>
      <text:p text:style-name="P8"><draw:line text:anchor-type="paragraph" draw:z-index="76" draw:name="Shape30" draw:style-name="gr5" draw:text-style-name="P19" svg:x1="2.418cm" svg:y1="1.782cm" svg:x2="12.904cm" svg:y2="1.782cm"><text:p/></draw:line><draw:frame text:anchor-type="paragraph" draw:z-index="82" draw:name="Shape14_8" draw:style-name="gr4" draw:text-style-name="P18" svg:width="1.87cm" svg:height="1.463cm" svg:x="5.293cm" svg:y="2.096cm"><draw:text-box><text:p text:style-name="P17"><text:span text:style-name="T8">Q </text:span><text:span text:style-name="T8">equilibrio</text:span></text:p></draw:text-box></draw:frame><draw:frame text:anchor-type="paragraph" draw:z-index="84" draw:name="Shape14_9" draw:style-name="gr4" draw:text-style-name="P18" svg:width="1.87cm" svg:height="1.463cm" svg:x="11.135cm" svg:y="2.096cm"><draw:text-box><text:p text:style-name="P17"><text:span text:style-name="T8">Cantidad de abortos</text:span></text:p></draw:text-box></draw:frame><draw:frame text:anchor-type="paragraph" draw:z-index="86" draw:name="Shape36_0" draw:style-name="gr2" draw:text-style-name="P16" svg:width="6.46cm" svg:height="0.572cm" svg:x="8.985cm" svg:y="0.538cm"><draw:text-box><text:p>Demanda antes de campaña</text:p></draw:text-box></draw:frame><draw:frame text:anchor-type="paragraph" draw:z-index="87" draw:name="Shape36_1" draw:style-name="gr1" draw:text-style-name="P16" svg:width="5.677cm" svg:height="1.95cm" svg:x="7.997cm" svg:y="1.259cm"><draw:text-box><text:p>Demanda después de campaña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2:12:42.894209033</meta:creation-date>
    <dc:date>2021-12-07T20:12:12.575726471</dc:date>
    <meta:editing-duration>PT3H7M1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6" meta:word-count="258" meta:character-count="1506" meta:non-whitespace-character-count="1262"/>
  </office:meta>
</office:document-meta>
</file>